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 style:list-style-name="L2">
      <style:graphic-properties draw:fill-color="#ffffff" draw:textarea-vertical-align="top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 style:list-style-name="L7">
      <style:graphic-properties draw:fill-color="#ffffff" draw:textarea-vertical-align="top" fo:min-height="12.17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outline1">
      <style:graphic-properties fo:min-height="11.929cm"/>
    </style:style>
    <style:style style:name="co1" style:family="table-column">
      <style:table-column-properties style:column-width="2.661cm" style:use-optimal-column-width="false"/>
    </style:style>
    <style:style style:name="co2" style:family="table-column">
      <style:table-column-properties style:column-width="19.83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margin-left="0.635cm" fo:margin-right="0cm" fo:text-align="justify" fo:text-indent="-0.61cm"/>
    </style:style>
    <style:style style:name="P3" style:family="paragraph">
      <style:paragraph-properties fo:margin-left="0.635cm" fo:margin-right="0cm" fo:text-align="justify" fo:text-indent="-0.61cm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>
          <draw:text-box>
            <text:p text:style-name="P1">Tamami</text:p>
          </draw:text-box>
        </draw:frame>
        <draw:frame presentation:style-name="pr2" draw:text-style-name="P2" draw:layer="layout" svg:width="22.5cm" svg:height="12.179cm" svg:x="4.5cm" svg:y="5.06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0856 4240 2088</text:p>
                  </text:list-item>
                  <text:list-item>
                    <text:p text:style-name="P2">tamami.oka@gmail.com</text:p>
                  </text:list-item>
                  <text:list-item>
                    <text:p text:style-name="P2">Telegram: @tamamio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Kontrak Perkuliahan (kehadiran)</text:p>
          </draw:text-box>
        </draw:frame>
        <draw:frame presentation:style-name="pr4" draw:text-style-name="P2" draw:layer="layout" svg:width="22.5cm" svg:height="12.179cm" svg:x="4.5cm" svg:y="5.066cm" presentation:class="subtitle">
          <draw:text-box>
            <text:list text:style-name="L3">
              <text:list-item>
                <text:list>
                  <text:list-item>
                    <text:p text:style-name="P3">Hadir maksimal 20 menit, bila terlambat, ada tugas tambahan</text:p>
                  </text:list-item>
                  <text:list-item>
                    <text:p text:style-name="P3">Jika sakit atau kecelakaan, kabari lewat sms, surat keterangan dokter menyusul</text:p>
                  </text:list-item>
                  <text:list-item>
                    <text:p text:style-name="P3">Jika berhalangan hadir, masuk dikelas l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Kontrak Perkuliahan (tugas)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header>
                <text:p>Tugas latihan berupa source code dan dikirim dalam bentuk PDF ke email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Ujian Tengah Semester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Saratnya, kehadiran minimal 6 kali (tidak termasuk sakit/kecelakaan), jika kurang tidak akan mendapatkan nilai.</text:p>
              </text:list-item>
              <text:list-item>
                <text:p>Bagi mahasiswa yang mendapat nilai Tugas Latihan 60, seusai pertemuan ke-7, akan mendapat nilai sempurna pada Ujian Tengah Semest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Ujian Akhir Semester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Berbentuk project</text:p>
              </text:list-item>
              <text:list-item>
                <text:p>Saratnya kehadiran minimal 12 kali pertemuan (tidak termasuk sakit/kecelakaan)</text:p>
              </text:list-item>
              <text:list-item>
                <text:p>Total Nilai Tugas Latihan sampai 110 seusai pertemuan ke-14, mendapatkan nilai penunjang pada Ujian Akhir Semes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Silabus</text:p>
          </draw:text-box>
        </draw:frame>
        <draw:frame draw:style-name="standard" draw:layer="layout" svg:width="22.498cm" svg:height="11.663cm" svg:x="4.5cm" svg:y="5.0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Nomor</text:p>
              </table:table-cell>
              <table:table-cell table:style-name="ce2">
                <text:p text:style-name="P4">Materi</text:p>
              </table:table-cell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3">
                <text:p><text:span text:style-name="T1">Pemrograman Generic dan Collection</text:span>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3">
                <text:p><text:span text:style-name="T1">Multithreading</text:span>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3">
                <text:p><text:span text:style-name="T1">Serialization</text:span></text:p>
              </table:table-cell>
            </table:table-row>
            <table:table-row table:style-name="ro1">
              <table:table-cell table:style-name="ce2">
                <text:p text:style-name="P4">4</text:p>
              </table:table-cell>
              <table:table-cell table:style-name="ce3">
                <text:p><text:span text:style-name="T1">Jaringan Komputer dan Socket Programming</text:span></text:p>
              </table:table-cell>
            </table:table-row>
            <table:table-row table:style-name="ro1">
              <table:table-cell table:style-name="ce2">
                <text:p text:style-name="P4">5</text:p>
              </table:table-cell>
              <table:table-cell table:style-name="ce1">
                <text:p>Basis data Relasional dengan JDBC</text:p>
              </table:table-cell>
            </table:table-row>
            <table:table-row table:style-name="ro1">
              <table:table-cell table:style-name="ce2">
                <text:p text:style-name="P4">6</text:p>
              </table:table-cell>
              <table:table-cell table:style-name="ce1">
                <text:p>NoSQL dengan MongoDB</text:p>
              </table:table-cell>
            </table:table-row>
            <table:table-row table:style-name="ro1">
              <table:table-cell table:style-name="ce2">
                <text:p text:style-name="P4">7</text:p>
              </table:table-cell>
              <table:table-cell table:style-name="ce1">
                <text:p>Big Data di Java</text:p>
              </table:table-cell>
            </table:table-row>
            <table:table-row table:style-name="ro1">
              <table:table-cell table:style-name="ce2">
                <text:p text:style-name="P4">8</text:p>
              </table:table-cell>
              <table:table-cell table:style-name="ce1">
                <text:p>Multimedia</text:p>
              </table:table-cell>
            </table:table-row>
            <table:table-row table:style-name="ro1">
              <table:table-cell table:style-name="ce2">
                <text:p text:style-name="P4">9</text:p>
              </table:table-cell>
              <table:table-cell table:style-name="ce1">
                <text:p>Internasionalisasi</text:p>
              </table:table-cell>
            </table:table-row>
            <table:table-row table:style-name="ro1">
              <table:table-cell table:style-name="ce2">
                <text:p text:style-name="P4">10</text:p>
              </table:table-cell>
              <table:table-cell table:style-name="ce3">
                <text:p><text:span text:style-name="T1">Kriptografi</text:span></text:p>
              </table:table-cell>
            </table:table-row>
            <table:table-row table:style-name="ro1">
              <table:table-cell table:style-name="ce2">
                <text:p text:style-name="P4">11</text:p>
              </table:table-cell>
              <table:table-cell table:style-name="ce1">
                <text:p>Pemrograman Serial Communic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Tamami</meta:initial-creator>
    <meta:creation-date>2017-02-28T13:29:52.263299161</meta:creation-date>
    <dc:date>2017-03-01T13:27:42.693343537</dc:date>
    <dc:creator>P Tamami</dc:creator>
    <meta:editing-duration>PT12M5S</meta:editing-duration>
    <meta:editing-cycles>5</meta:editing-cycles>
    <meta:generator>LibreOffice/4.2.8.2$Linux_X86_64 LibreOffice_project/420m0$Build-2</meta:generator>
    <meta:document-statistic meta:object-count="57"/>
  </office:meta>
</office:document-meta>
</file>